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23" style:family="table-column">
      <style:table-column-properties fo:break-before="auto" style:column-width="2.858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17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48" style:family="table-column">
      <style:table-column-properties fo:break-before="auto" style:column-width="1.048cm"/>
    </style:style>
    <style:style style:name="co49" style:family="table-column">
      <style:table-column-properties fo:break-before="auto" style:column-width="2.228cm"/>
    </style:style>
    <style:style style:name="co50" style:family="table-column">
      <style:table-column-properties fo:break-before="auto" style:column-width="1.468cm"/>
    </style:style>
    <style:style style:name="co51" style:family="table-column">
      <style:table-column-properties fo:break-before="auto" style:column-width="2.514cm"/>
    </style:style>
    <style:style style:name="co52" style:family="table-column">
      <style:table-column-properties fo:break-before="auto" style:column-width="2.401cm"/>
    </style:style>
    <style:style style:name="co53" style:family="table-column">
      <style:table-column-properties fo:break-before="auto" style:column-width="2.99cm"/>
    </style:style>
    <style:style style:name="co54" style:family="table-column">
      <style:table-column-properties fo:break-before="auto" style:column-width="3.175cm"/>
    </style:style>
    <style:style style:name="co55" style:family="table-column">
      <style:table-column-properties fo:break-before="auto" style:column-width="3.281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64cm" fo:break-before="auto" style:use-optimal-row-height="false"/>
    </style:style>
    <style:style style:name="ta4" style:family="table" style:master-page-name="PageStyle_5f_Matt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6" style:family="table" style:master-page-name="PageStyle_5f_Ben_27_s_20_Team">
      <style:table-properties table:display="true" style:writing-mode="lr-tb"/>
    </style:style>
    <style:style style:name="ta17" style:family="table" style:master-page-name="PageStyle_5f_Andrew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16" table:print="false">
        <office:forms form:automatic-focus="false" form:apply-design-mode="false"/>
        <table:table-column table:style-name="co48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49" table:default-cell-style-name="ce27"/>
        <table:table-column table:style-name="co50" table:default-cell-style-name="Default"/>
        <table:table-column table:style-name="co2" table:number-columns-repeated="2" table:default-cell-style-name="ce1"/>
        <table:table-column table:style-name="co51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7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3263000">
            <text:p>73,26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5745000">
            <text:p>135,74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4020000">
            <text:p>6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366000">
            <text:p>96,36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7" table:print="false">
        <office:forms form:automatic-focus="false" form:apply-design-mode="false"/>
        <table:table-column table:style-name="co52" table:default-cell-style-name="Default"/>
        <table:table-column table:style-name="co52" table:default-cell-style-name="ce1"/>
        <table:table-column table:style-name="co53" table:default-cell-style-name="ce1"/>
        <table:table-column table:style-name="co54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55" table:default-cell-style-name="ce1"/>
        <table:table-column table:style-name="co53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8">
            <text:p>2018</text:p>
          </table:table-cell>
          <table:table-cell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5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/>
          <table:table-cell table:number-columns-repeated="247"/>
        </table:table-row>
        <table:table-row table:style-name="ro12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D</text:p>
          </table:table-cell>
          <table:table-cell office:value-type="string">
            <text:p>T Heed</text:p>
          </table:table-cell>
          <table:table-cell office:value-type="float" office:value="650000">
            <text:p>6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4952000">
            <text:p>54,952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101000">
            <text:p>83,101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70582000">
            <text:p>70,58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763">
            <text:p>276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8203000">
            <text:p>48,203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54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2319000">
            <text:p>62,319,000.00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7284000">
            <text:p>47,284,000.00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9107000">
            <text:p>79,107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2793000">
            <text:p>52,793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976000">
            <text:p>83,976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8493000">
            <text:p>48,49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75279000">
            <text:p>75,27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10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10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437000">
            <text:p>47,437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75541000">
            <text:p>75,541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2017-12-02</text:date>, <text:time>18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2-02T18:12:17</dc:date>
    <meta:editing-duration>P377DT10H4M8S</meta:editing-duration>
    <meta:editing-cycles>740</meta:editing-cycles>
    <dc:creator>Ben Miller</dc:creator>
    <meta:document-statistic meta:table-count="11" meta:cell-count="2537" meta:object-count="0"/>
    <meta:user-defined meta:name=""/>
  </office:meta>
</office:document-meta>
</file>